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8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Priorit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s a new user i want to create a new ac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 a new user i want to logi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s an authorized user i want to logou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s an authorized user i want to see a list of post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n authorized user i want to select a pos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 an authorized user i want to add a pos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s an authorized user i want to delete a pos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 an authorized user i want to edita a pos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s an administrator i want to see the list of accounts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0">00-00-0000</text:date>, <text:time style:data-style-name="N2" text:time-value="14:53:58.5536745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4:43:46.186210081</meta:creation-date>
    <dc:date>2019-09-10T14:54:15.869084994</dc:date>
    <meta:editing-duration>PT9M46S</meta:editing-duration>
    <meta:editing-cycles>3</meta:editing-cycles>
    <meta:generator>LibreOffice/6.1.5.2$Linux_X86_64 LibreOffice_project/10$Build-2</meta:generator>
    <meta:document-statistic meta:table-count="1" meta:cell-count="30" meta:object-count="0"/>
  </office:meta>
</office:document-meta>
</file>